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2667961" calcext:value-type="float">
            <text:p>30,92667961</text:p>
          </table:table-cell>
          <table:table-cell office:value-type="float" office:value="7.777324198E-027" calcext:value-type="float">
            <text:p>7,78E-027</text:p>
          </table:table-cell>
          <table:table-cell office:value-type="float" office:value="3.592183352" calcext:value-type="float">
            <text:p>3,592183352</text:p>
          </table:table-cell>
          <table:table-cell table:style-name="ce2" table:formula="of:=([.E3]-[.E2])/[.E2]" office:value-type="float" office:value="0.00140892549480115" calcext:value-type="float">
            <text:p>0,00140892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2" calcext:value-type="float">
            <text:p>32622</text:p>
          </table:table-cell>
          <table:table-cell office:value-type="float" office:value="33.8775444" calcext:value-type="float">
            <text:p>33,8775444</text:p>
          </table:table-cell>
          <table:table-cell office:value-type="float" office:value="2.021537005E-020" calcext:value-type="float">
            <text:p>2,02E-020</text:p>
          </table:table-cell>
          <table:table-cell office:value-type="float" office:value="2.640491247" calcext:value-type="float">
            <text:p>2,64049124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2" calcext:value-type="float">
            <text:p>32622</text:p>
          </table:table-cell>
          <table:table-cell office:value-type="float" office:value="34.48235703" calcext:value-type="float">
            <text:p>34,48235703</text:p>
          </table:table-cell>
          <table:table-cell office:value-type="float" office:value="2.80408767E-020" calcext:value-type="float">
            <text:p>2,80E-020</text:p>
          </table:table-cell>
          <table:table-cell office:value-type="float" office:value="2.642776489" calcext:value-type="float">
            <text:p>2,642776489</text:p>
          </table:table-cell>
          <table:table-cell table:formula="of:=([.E5]-[.E4])/[.E4]" office:value-type="float" office:value="0.00086546092610476" calcext:value-type="float">
            <text:p>0,00086546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97" calcext:value-type="float">
            <text:p>32697</text:p>
          </table:table-cell>
          <table:table-cell office:value-type="float" office:value="35.96313477" calcext:value-type="float">
            <text:p>35,96313477</text:p>
          </table:table-cell>
          <table:table-cell office:value-type="float" office:value="2.965673114E-017" calcext:value-type="float">
            <text:p>2,97E-017</text:p>
          </table:table-cell>
          <table:table-cell office:value-type="float" office:value="2.175307512" calcext:value-type="float">
            <text:p>2,17530751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97" calcext:value-type="float">
            <text:p>32697</text:p>
          </table:table-cell>
          <table:table-cell office:value-type="float" office:value="38.42838669" calcext:value-type="float">
            <text:p>38,42838669</text:p>
          </table:table-cell>
          <table:table-cell office:value-type="float" office:value="3.017714355E-017" calcext:value-type="float">
            <text:p>3,02E-017</text:p>
          </table:table-cell>
          <table:table-cell office:value-type="float" office:value="2.178502321" calcext:value-type="float">
            <text:p>2,178502321</text:p>
          </table:table-cell>
          <table:table-cell table:style-name="ce3" table:formula="of:=([.E7]-[.E6])/[.E6]" office:value-type="float" office:value="0.00146867005348714" calcext:value-type="float">
            <text:p>0,00146867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86" calcext:value-type="float">
            <text:p>32886</text:p>
          </table:table-cell>
          <table:table-cell office:value-type="float" office:value="38.86064529" calcext:value-type="float">
            <text:p>38,86064529</text:p>
          </table:table-cell>
          <table:table-cell office:value-type="float" office:value="3.519157622E-015" calcext:value-type="float">
            <text:p>3,52E-015</text:p>
          </table:table-cell>
          <table:table-cell office:value-type="float" office:value="1.884135485" calcext:value-type="float">
            <text:p>1,88413548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86" calcext:value-type="float">
            <text:p>32886</text:p>
          </table:table-cell>
          <table:table-cell office:value-type="float" office:value="40.7351532" calcext:value-type="float">
            <text:p>40,7351532</text:p>
          </table:table-cell>
          <table:table-cell office:value-type="float" office:value="3.789858764E-015" calcext:value-type="float">
            <text:p>3,79E-015</text:p>
          </table:table-cell>
          <table:table-cell office:value-type="float" office:value="1.885150433" calcext:value-type="float">
            <text:p>1,885150433</text:p>
          </table:table-cell>
          <table:table-cell table:style-name="ce3" table:formula="of:=([.E9]-[.E8])/[.E8]" office:value-type="float" office:value="0.000538681006796136" calcext:value-type="float">
            <text:p>0,00053868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44" calcext:value-type="float">
            <text:p>32944</text:p>
          </table:table-cell>
          <table:table-cell office:value-type="float" office:value="40.91918945" calcext:value-type="float">
            <text:p>40,91918945</text:p>
          </table:table-cell>
          <table:table-cell office:value-type="float" office:value="0.0000000000002002541199" calcext:value-type="float">
            <text:p>2,00E-013</text:p>
          </table:table-cell>
          <table:table-cell office:value-type="float" office:value="1.675565243" calcext:value-type="float">
            <text:p>1,67556524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44" calcext:value-type="float">
            <text:p>32944</text:p>
          </table:table-cell>
          <table:table-cell office:value-type="float" office:value="43.41628265" calcext:value-type="float">
            <text:p>43,41628265</text:p>
          </table:table-cell>
          <table:table-cell office:value-type="float" office:value="0.0000000000002253060748" calcext:value-type="float">
            <text:p>2,25E-013</text:p>
          </table:table-cell>
          <table:table-cell office:value-type="float" office:value="1.676463485" calcext:value-type="float">
            <text:p>1,676463485</text:p>
          </table:table-cell>
          <table:table-cell table:style-name="ce3" table:formula="of:=([.E11]-[.E10])/[.E10]" office:value-type="float" office:value="0.000536082974836513" calcext:value-type="float">
            <text:p>0,00053608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56" calcext:value-type="float">
            <text:p>33056</text:p>
          </table:table-cell>
          <table:table-cell office:value-type="float" office:value="43.5066452" calcext:value-type="float">
            <text:p>43,5066452</text:p>
          </table:table-cell>
          <table:table-cell office:value-type="float" office:value="0.0000000000003964553566" calcext:value-type="float">
            <text:p>3,96E-013</text:p>
          </table:table-cell>
          <table:table-cell office:value-type="float" office:value="1.516422272" calcext:value-type="float">
            <text:p>1,51642227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56" calcext:value-type="float">
            <text:p>33056</text:p>
          </table:table-cell>
          <table:table-cell office:value-type="float" office:value="46.03742599" calcext:value-type="float">
            <text:p>46,03742599</text:p>
          </table:table-cell>
          <table:table-cell office:value-type="float" office:value="0.000000000004272729739" calcext:value-type="float">
            <text:p>4,27E-012</text:p>
          </table:table-cell>
          <table:table-cell office:value-type="float" office:value="1.517279863" calcext:value-type="float">
            <text:p>1,517279863</text:p>
          </table:table-cell>
          <table:table-cell table:formula="of:=([.E13]-[.E12])/[.E12]" office:value-type="float" office:value="0.000565535745441859" calcext:value-type="float">
            <text:p>0,000565535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73" calcext:value-type="float">
            <text:p>33173</text:p>
          </table:table-cell>
          <table:table-cell office:value-type="float" office:value="44.87545776" calcext:value-type="float">
            <text:p>44,87545776</text:p>
          </table:table-cell>
          <table:table-cell office:value-type="float" office:value="0.00000000008435770138" calcext:value-type="float">
            <text:p>8,44E-011</text:p>
          </table:table-cell>
          <table:table-cell office:value-type="float" office:value="1.390203238" calcext:value-type="float">
            <text:p>1,39020323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73" calcext:value-type="float">
            <text:p>33173</text:p>
          </table:table-cell>
          <table:table-cell office:value-type="float" office:value="46.2791748" calcext:value-type="float">
            <text:p>46,2791748</text:p>
          </table:table-cell>
          <table:table-cell office:value-type="float" office:value="0.00000000003113807476" calcext:value-type="float">
            <text:p>3,11E-011</text:p>
          </table:table-cell>
          <table:table-cell office:value-type="float" office:value="1.390851021" calcext:value-type="float">
            <text:p>1,390851021</text:p>
          </table:table-cell>
          <table:table-cell table:formula="of:=([.E15]-[.E14])/[.E14]" office:value-type="float" office:value="0.000465962804785247" calcext:value-type="float">
            <text:p>0,00046596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64" calcext:value-type="float">
            <text:p>33264</text:p>
          </table:table-cell>
          <table:table-cell office:value-type="float" office:value="46.29348755" calcext:value-type="float">
            <text:p>46,29348755</text:p>
          </table:table-cell>
          <table:table-cell office:value-type="float" office:value="0.000000000002202695491" calcext:value-type="float">
            <text:p>2,20E-012</text:p>
          </table:table-cell>
          <table:table-cell office:value-type="float" office:value="1.286554217" calcext:value-type="float">
            <text:p>1,28655421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64" calcext:value-type="float">
            <text:p>33264</text:p>
          </table:table-cell>
          <table:table-cell office:value-type="float" office:value="47.83336258" calcext:value-type="float">
            <text:p>47,83336258</text:p>
          </table:table-cell>
          <table:table-cell office:value-type="float" office:value="0.0000000006747249426" calcext:value-type="float">
            <text:p>6,75E-010</text:p>
          </table:table-cell>
          <table:table-cell office:value-type="float" office:value="1.287353873" calcext:value-type="float">
            <text:p>1,287353873</text:p>
          </table:table-cell>
          <table:table-cell table:formula="of:=([.E17]-[.E16])/[.E16]" office:value-type="float" office:value="0.000621548621452378" calcext:value-type="float">
            <text:p>0,000621548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418" calcext:value-type="float">
            <text:p>33418</text:p>
          </table:table-cell>
          <table:table-cell office:value-type="float" office:value="47.83151627" calcext:value-type="float">
            <text:p>47,83151627</text:p>
          </table:table-cell>
          <table:table-cell office:value-type="float" office:value="0.0000000007865230689" calcext:value-type="float">
            <text:p>7,87E-010</text:p>
          </table:table-cell>
          <table:table-cell office:value-type="float" office:value="1.198837996" calcext:value-type="float">
            <text:p>1,19883799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418" calcext:value-type="float">
            <text:p>33418</text:p>
          </table:table-cell>
          <table:table-cell office:value-type="float" office:value="49.39289856" calcext:value-type="float">
            <text:p>49,39289856</text:p>
          </table:table-cell>
          <table:table-cell office:value-type="float" office:value="0.000000003084560163" calcext:value-type="float">
            <text:p>3,08E-009</text:p>
          </table:table-cell>
          <table:table-cell office:value-type="float" office:value="1.199966192" calcext:value-type="float">
            <text:p>1,199966192</text:p>
          </table:table-cell>
          <table:table-cell table:style-name="ce3" table:formula="of:=([.E19]-[.E18])/[.E18]" office:value-type="float" office:value="0.000941074610384659" calcext:value-type="float">
            <text:p>0,000941074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618" calcext:value-type="float">
            <text:p>33618</text:p>
          </table:table-cell>
          <table:table-cell office:value-type="float" office:value="49.38260269" calcext:value-type="float">
            <text:p>49,38260269</text:p>
          </table:table-cell>
          <table:table-cell office:value-type="float" office:value="0.000000002675335953" calcext:value-type="float">
            <text:p>2,68E-009</text:p>
          </table:table-cell>
          <table:table-cell office:value-type="float" office:value="1.122599959" calcext:value-type="float">
            <text:p>1,12259995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618" calcext:value-type="float">
            <text:p>33618</text:p>
          </table:table-cell>
          <table:table-cell office:value-type="float" office:value="50.18104553" calcext:value-type="float">
            <text:p>50,18104553</text:p>
          </table:table-cell>
          <table:table-cell office:value-type="float" office:value="0.00000000126011146" calcext:value-type="float">
            <text:p>1,26E-009</text:p>
          </table:table-cell>
          <table:table-cell office:value-type="float" office:value="1.123389244" calcext:value-type="float">
            <text:p>1,123389244</text:p>
          </table:table-cell>
          <table:table-cell table:style-name="ce3" table:formula="of:=([.E21]-[.E20])/[.E20]" office:value-type="float" office:value="0.000703086610392414" calcext:value-type="float">
            <text:p>0,000703086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775" calcext:value-type="float">
            <text:p>33775</text:p>
          </table:table-cell>
          <table:table-cell office:value-type="float" office:value="50.17554092" calcext:value-type="float">
            <text:p>50,17554092</text:p>
          </table:table-cell>
          <table:table-cell office:value-type="float" office:value="0.000000005889618127" calcext:value-type="float">
            <text:p>5,89E-009</text:p>
          </table:table-cell>
          <table:table-cell office:value-type="float" office:value="1.054700255" calcext:value-type="float">
            <text:p>1,05470025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11502884848226" calcext:value-type="float">
            <text:p>0,0008115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18:16.358944399</dc:date>
    <meta:document-statistic meta:table-count="1" meta:cell-count="121" meta:object-count="0"/>
    <meta:generator>LibreOffice/4.1.4.2$Linux_X86_64 LibreOffice_project/410m0$Build-2</meta:generator>
  </office:meta>
</office:document-meta>
</file>